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3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fff200" fo:border="0.06pt solid #000000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number-columns-repeated="3" table:default-cell-style-name="ce10"/>
        <table:table-row table:style-name="ro1">
          <table:table-cell table:style-name="ce9" office:value-type="string" calcext:value-type="string">
            <text:p>Separation Scheme</text:p>
          </table:table-cell>
          <table:table-cell table:style-name="ce9" office:value-type="string" calcext:value-type="string">
            <text:p>Total MSE</text:p>
          </table:table-cell>
          <table:table-cell table:style-name="ce9" office:value-type="string" calcext:value-type="string">
            <text:p>Min MSE</text:p>
          </table:table-cell>
          <table:table-cell table:style-name="ce9" office:value-type="string" calcext:value-type="string">
            <text:p>Max MSE</text:p>
          </table:table-cell>
        </table:table-row>
        <table:table-row table:style-name="ro1">
          <table:table-cell office:value-type="string" calcext:value-type="string">
            <text:p>One datastream, one location</text:p>
          </table:table-cell>
          <table:table-cell table:style-name="ce11" office:value-type="float" office:value="0.886184099316597" calcext:value-type="float">
            <text:p>0.886184099316597</text:p>
          </table:table-cell>
          <table:table-cell office:value-type="float" office:value="0.760355055332184" calcext:value-type="float">
            <text:p>0.760355055332184</text:p>
          </table:table-cell>
          <table:table-cell office:value-type="float" office:value="0.958702087402344" calcext:value-type="float">
            <text:p>0.958702087402344</text:p>
          </table:table-cell>
        </table:table-row>
        <table:table-row table:style-name="ro1">
          <table:table-cell office:value-type="string" calcext:value-type="string">
            <text:p>One datastream, all locations</text:p>
          </table:table-cell>
          <table:table-cell office:value-type="float" office:value="0.918910413980484" calcext:value-type="float">
            <text:p>0.918910413980484</text:p>
          </table:table-cell>
          <table:table-cell office:value-type="float" office:value="0.882101833820343" calcext:value-type="float">
            <text:p>0.882101833820343</text:p>
          </table:table-cell>
          <table:table-cell office:value-type="float" office:value="0.93692809343338" calcext:value-type="float">
            <text:p>0.93692809343338</text:p>
          </table:table-cell>
        </table:table-row>
        <table:table-row table:style-name="ro1">
          <table:table-cell office:value-type="string" calcext:value-type="string">
            <text:p>All datastreams, one location</text:p>
          </table:table-cell>
          <table:table-cell office:value-type="float" office:value="0.934600838025411" calcext:value-type="float">
            <text:p>0.934600838025411</text:p>
          </table:table-cell>
          <table:table-cell office:value-type="float" office:value="0.913690447807312" calcext:value-type="float">
            <text:p>0.913690447807312</text:p>
          </table:table-cell>
          <table:table-cell office:value-type="float" office:value="0.957446813583374" calcext:value-type="float">
            <text:p>0.957446813583374</text:p>
          </table:table-cell>
        </table:table-row>
        <table:table-row table:style-name="ro1">
          <table:table-cell office:value-type="string" calcext:value-type="string">
            <text:p>All datastreams, all locations </text:p>
          </table:table-cell>
          <table:table-cell table:style-name="ce12" office:value-type="float" office:value="0.94815856218338" calcext:value-type="float">
            <text:p>0.94815856218338</text:p>
          </table:table-cell>
          <table:table-cell table:number-columns-repeated="2" office:value-type="float" office:value="0.94815856218338" calcext:value-type="float">
            <text:p>0.94815856218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 style:data-style-name="N2" text:time-value="10:36:05.904614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4T16:10:38.883762267</meta:creation-date>
    <dc:date>2023-08-24T16:58:32.427164595</dc:date>
    <meta:editing-duration>PT47M51S</meta:editing-duration>
    <meta:editing-cycles>5</meta:editing-cycles>
    <meta:generator>LibreOffice/6.0.7.3$Linux_X86_64 LibreOffice_project/00m0$Build-3</meta:generator>
    <meta:document-statistic meta:table-count="1" meta:cell-count="20" meta:object-count="0"/>
  </office:meta>
</office:document-meta>
</file>